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b2f1" officeooo:paragraph-rsid="0005b2f1"/>
    </style:style>
    <style:style style:name="P2" style:family="paragraph" style:parent-style-name="Standard">
      <style:paragraph-properties fo:text-align="end" style:justify-single-word="false"/>
      <style:text-properties officeooo:rsid="00078784" officeooo:paragraph-rsid="00078784"/>
    </style:style>
    <style:style style:name="P3" style:family="paragraph" style:parent-style-name="Standard">
      <style:paragraph-properties fo:text-align="start" style:justify-single-word="false"/>
      <style:text-properties officeooo:rsid="00078784" officeooo:paragraph-rsid="00078784"/>
    </style:style>
    <style:style style:name="T1" style:family="text">
      <style:text-properties officeooo:rsid="0008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Pregulman</text:p>
      <text:p text:style-name="P1">EECS 678</text:p>
      <text:p text:style-name="P2">Lab 09</text:p>
      <text:p text:style-name="P2"/>
      <text:p text:style-name="P3"><text:tab/><text:span text:style-name="T1">System designers probably chose to include signals which are solely handled by the operating system to help prevent files from behaving oddly such as a process refusing to be killed.</text:span></text:p>
      <text:p text:style-name="P3"><text:tab/><text:span text:style-name="T1">Pause helps to minimize the amount of busy waiting the system does by allowing it to voluntarily gives up the processor to the other process can run.</text:span></text:p>
      <text:p text:style-name="P3"><text:tab/><text:span text:style-name="T1">We mask the signals in order to allow signal handlers to operate without interruption.</text:span></text:p>
      <text:p text:style-name="P3"><text:tab/><text:span text:style-name="T1">We don't mask the SIGALRM system so that it can interrupt the process and kill it so that the process doesn't just sit there and wait for in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4-17T10:58:55.678302119</meta:creation-date>
    <dc:date>2014-04-17T11:07:27.864230662</dc:date>
    <dc:creator>Gregory Pregulman</dc:creator>
    <meta:editing-duration>PT7M47S</meta:editing-duration>
    <meta:editing-cycles>3</meta:editing-cycles>
    <meta:generator>LibreOffice/4.1.5.3$Linux_X86_64 LibreOffice_project/205099f953b4b61c41106e07b17e9e5acc65037</meta:generator>
    <meta:document-statistic meta:table-count="0" meta:image-count="0" meta:object-count="0" meta:page-count="1" meta:paragraph-count="7" meta:word-count="105" meta:character-count="593" meta:non-whitespace-character-count="491"/>
  </office:meta>
</office:document-meta>
</file>